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5b9" officeooo:paragraph-rsid="00108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inta 1 vocabulario</text:p>
      <text:p text:style-name="P1"/>
      <text:p text:style-name="P1"/>
      <text:p text:style-name="P1">Preguntas:</text:p>
      <text:p text:style-name="P1"/>
      <text:p text:style-name="P1">Please make sure to __________ your broadband modem before attempting to connect to the internet.</text:p>
      <text:p text:style-name="P1"/>
      <text:p text:style-name="P1">In order to access the company's network, you need to __________ with your username and password.</text:p>
      <text:p text:style-name="P1"/>
      <text:p text:style-name="P1">A __________ is a device used to connect multiple computers or devices within a local area network.</text:p>
      <text:p text:style-name="P1"/>
      <text:p text:style-name="P1">Make sure to __________ your wireless access point so that devices can connect to it.</text:p>
      <text:p text:style-name="P1"/>
      <text:p text:style-name="P1">A __________ is a unit of data that is routed between an origin and a destination on a network.</text:p>
      <text:p text:style-name="P1"/>
      <text:p text:style-name="P1">Many cafes and public places offer __________, allowing customers to connect to the internet wirelessly.</text:p>
      <text:p text:style-name="P1"/>
      <text:p text:style-name="P1">An __________ is a private network that is restricted to an organization and is accessible only to certain users.</text:p>
      <text:p text:style-name="P1"/>
      <text:p text:style-name="P1">To ensure security, it's important to have a __________ installed to monitor and control incoming and outgoing network traffic.</text:p>
      <text:p text:style-name="P1"/>
      <text:p text:style-name="P1">Before you can use a new device, you need to __________ it by following the instructions in the manual.</text:p>
      <text:p text:style-name="P1"/>
      <text:p text:style-name="P1">When you want to connect to the internet via an Ethernet cable, you need to __________ it into your computer's network port.</text:p>
      <text:p text:style-name="P1"/>
      <text:p text:style-name="P1">Soluciones:</text:p>
      <text:p text:style-name="P1"/>
      <text:p text:style-name="P1">Configure</text:p>
      <text:p text:style-name="P1">Log on</text:p>
      <text:p text:style-name="P1">Switch</text:p>
      <text:p text:style-name="P1">Set up</text:p>
      <text:p text:style-name="P1">Network packet</text:p>
      <text:p text:style-name="P1">Hotspot</text:p>
      <text:p text:style-name="P1">Intranet</text:p>
      <text:p text:style-name="P1">Firewall</text:p>
      <text:p text:style-name="P1">Plug in</text:p>
      <text:p text:style-name="P1">Plug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7:58:55.499000000</meta:creation-date>
    <dc:date>2024-02-05T17:59:54.898000000</dc:date>
    <meta:editing-duration>PT59S</meta:editing-duration>
    <meta:editing-cycles>1</meta:editing-cycles>
    <meta:document-statistic meta:table-count="0" meta:image-count="0" meta:object-count="0" meta:page-count="1" meta:paragraph-count="23" meta:word-count="195" meta:character-count="1162" meta:non-whitespace-character-count="990"/>
    <meta:generator>LibreOffice/7.4.3.2$Windows_X86_64 LibreOffice_project/1048a8393ae2eeec98dff31b5c133c5f1d08b890</meta:generator>
  </office:meta>
</office:document-meta>
</file>